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</office:automatic-styles>
  <office:body>
    <office:text text:use-soft-page-breaks="true">
      <text:p text:style-name="P1">/Tests<text:tab/><text:tab/><text:tab/>Basic test plans. Naming TP_ND0#####_&lt;a-z0-9&gt;.py</text:p>
      <text:p text:style-name="Standard">/Tests/Common<text:tab/>Basic components used in test plans here.<text:line-break/>/Bugs<text:tab/><text:tab/><text:tab/>Basic test plans covering bugs. Naming: Bug_#######.py</text:p>
      <text:p text:style-name="Standard">/Bugs/Common<text:tab/>Will reference /Tests/Common; as they're a shared library<text:line-break/></text:p>
      <text:p text:style-name="Standard">/Audit<text:tab/><text:tab/><text:tab/>Idea: page audit tests can go here – that have nothing to do with test plans or<text:s/><text:tab/><text:tab/><text:tab/><text:tab/>bugs – could be used as UI enhancement tests. Organize these tests by<text:s/><text:tab/><text:tab/><text:tab/><text:tab/><text:tab/>year/release.</text:p>
      <text:p text:style-name="Standard"><text:line-break/>Test Cases:</text:p>
      <text:list text:style-name="LFO1" text:continue-numbering="true">
        <text:list-item>
          <text:p text:style-name="P2">Should contain a myTags list with keywords related to the specific test.</text:p>
        </text:list-item>
        <text:list-item>
          <text:p text:style-name="P3">If not executed in as a standalone test, return the testcases as a suite in myCases</text:p>
        </text:list-item>
      </text:list>
      <text:p text:style-name="Standard"/>
      <text:p text:style-name="Standard">Test Manager:</text:p>
      <text:list text:style-name="LFO2" text:continue-numbering="true">
        <text:list-item>
          <text:p text:style-name="P4">Allow for tests to be executed by tags.</text:p>
          <text:list text:continue-numbering="true">
            <text:list-item>
              <text:p text:style-name="P5">Search the test bin for all available tests</text:p>
            </text:list-item>
            <text:list-item>
              <text:p text:style-name="P6">Locate the tags variable and determine if the tags match</text:p>
            </text:list-item>
            <text:list-item>
              <text:p text:style-name="P7">If so, add the found test to a unittest suite to be batch executed<text:line-break/></text:p>
            </text:list-item>
          </text:list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ake VandeMerwe</meta:initial-creator>
    <dc:creator>Blake VandeMerwe</dc:creator>
    <meta:creation-date>2012-02-14T00:09:00Z</meta:creation-date>
    <dc:date>2012-03-08T21:13:00Z</dc:date>
    <meta:template xlink:href="Normal.dotm" xlink:type="simple"/>
    <meta:editing-cycles>7</meta:editing-cycles>
    <meta:editing-duration>PT360S</meta:editing-duration>
    <meta:document-statistic meta:page-count="1" meta:paragraph-count="1" meta:word-count="123" meta:character-count="825" meta:row-count="5" meta:non-whitespace-character-count="703"/>
  </office:meta>
</office:document-meta>
</file>